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uronale Netze </text:p>
      <text:p text:style-name="P1"><text:tab/>Nicht Lineare Klassifikation</text:p>
      <text:p text:style-name="P1"><text:span text:style-name="T1"><text:tab/><text:tab/>-Falls man Probleme hat, die nicht durch Trennung von Hyperebenen lösen lassen</text:span></text:p>
      <text:p text:style-name="P1"><text:span text:style-name="T1"><text:tab/><text:tab/>-zu komplexe Probleme</text:span></text:p>
      <text:p text:style-name="P1"><text:span text:style-name="T1"><text:tab/><text:tab/>-zu viele Variablen wärens für Regression</text:span></text:p>
      <text:p text:style-name="P1"><text:span text:style-name="T1"><text:tab/><text:tab/>-Man stellt sich vor man teilt die räume der logistischen regression in noch mehr <text:tab/><text:tab/><text:tab/>räume</text:span></text:p>
      <text:p text:style-name="P1"><text:span text:style-name="T1"><text:tab/><text:tab/></text:span></text:p>
      <text:p text:style-name="P1"><text:span text:style-name="T1"><text:tab/>-Selbe Grundidee, Alles zum lernen ist genau das gleiche</text:span></text:p>
      <text:p text:style-name="P1"><text:span text:style-name="T1"><text:tab/>-Man hat Input, in form von mehreren Werten und ein Skalar als output Pro Neuron</text:span></text:p>
      <text:p text:style-name="P1"><text:span text:style-name="T1"><text:tab/><text:tab/>-Inputs werden wie bei regressionen verrechnet</text:span></text:p>
      <text:p text:style-name="P1"><text:span text:style-name="T1"><text:tab/><text:tab/>-Outputs sind Inputs für nächsten Layer</text:span></text:p>
      <text:p text:style-name="P1"><text:span text:style-name="T1"><text:tab/><text:tab/>-Es gitb Input Layer Output Layer und Hidden Layers in der Mitte</text:span></text:p>
      <text:p text:style-name="P1"><text:span text:style-name="T1"><text:tab/><text:tab/>-geht in der Regel vorwärts</text:span></text:p>
      <text:p text:style-name="P1"><text:span text:style-name="T1"><text:tab/>-Berechnung</text:span></text:p>
      <text:p text:style-name="P1"><text:span text:style-name="T1"><text:tab/><text:tab/>-Pro Layer Umwandlung Gibt es eine Matrix</text:span></text:p>
      <text:p text:style-name="P1"><text:span text:style-name="T1"><text:tab/><text:tab/>-Erste Zeile sind die Tetas für alle Inputs und den ersten Output</text:span></text:p>
      <text:p text:style-name="P1"><text:span text:style-name="T1"><text:tab/><text:tab/>-Zweite Zeile sind die Tetas für alle Inputs und den zweiten Output</text:span></text:p>
      <text:p text:style-name="P1"><text:span text:style-name="T1"><text:tab/><text:tab/>-...</text:span></text:p>
      <text:p text:style-name="P1"><text:span text:style-name="T1"><text:tab/>-Lernen</text:span></text:p>
      <text:p text:style-name="P1"><text:span text:style-name="T1"><text:tab/><text:tab/>-Gewichte Lernen</text:span></text:p>
      <text:p text:style-name="P1"><text:span text:style-name="T1"><text:tab/><text:tab/><text:tab/>-Wir wissen Inputs</text:span></text:p>
      <text:p text:style-name="P1"><text:span text:style-name="T1"><text:tab/><text:tab/><text:tab/>-Wir wissen output</text:span></text:p>
      <text:p text:style-name="P1"><text:span text:style-name="T1"><text:tab/><text:tab/><text:tab/>-Wir wissen was rauskommen soll</text:span></text:p>
      <text:p text:style-name="P1"><text:span text:style-name="T1"><text:tab/><text:tab/><text:tab/>-Wies geht nächstes m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4:04:29.50</meta:creation-date>
    <dc:date>2015-06-11T15:27:11.59</dc:date>
    <meta:editing-duration>PT1H22M34S</meta:editing-duration>
    <meta:editing-cycles>12</meta:editing-cycles>
    <meta:generator>OpenOffice.org/3.4.1$Win32 OpenOffice.org_project/341m1$Build-9593</meta:generator>
    <meta:document-statistic meta:table-count="0" meta:image-count="0" meta:object-count="0" meta:page-count="1" meta:paragraph-count="24" meta:word-count="145" meta:character-count="932"/>
  </office:meta>
</office:document-meta>
</file>